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OpenSymbol2" fo:font-size="26pt" style:font-name-asian="OpenSymbol2" style:font-size-asian="26pt" style:font-name-complex="OpenSymbol2" style:font-size-complex="26pt"/>
    </style:style>
    <style:style style:name="T3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5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6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2.7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165cm" svg:height="2.165cm" svg:x="14.8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165cm" svg:height="2.165cm" svg:x="16.9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5.167cm" svg:y="4.122cm">
          <draw:text-box>
            <text:p><text:span text:style-name="T4">0</text:span></text:p>
          </draw:text-box>
        </draw:frame>
        <draw:frame draw:style-name="gr3" draw:text-style-name="P4" draw:layer="layout" svg:width="1.209cm" svg:height="1.204cm" svg:x="7.067cm" svg:y="4.122cm">
          <draw:text-box>
            <text:p><text:span text:style-name="T4">1 </text:span></text:p>
          </draw:text-box>
        </draw:frame>
        <draw:frame draw:style-name="gr3" draw:text-style-name="P4" draw:layer="layout" svg:width="0.972cm" svg:height="1.204cm" svg:x="9.167cm" svg:y="4.122cm">
          <draw:text-box>
            <text:p><text:span text:style-name="T4">2</text:span></text:p>
          </draw:text-box>
        </draw:frame>
        <draw:frame draw:style-name="gr3" draw:text-style-name="P4" draw:layer="layout" svg:width="0.972cm" svg:height="1.204cm" svg:x="11.267cm" svg:y="4.122cm">
          <draw:text-box>
            <text:p><text:span text:style-name="T4">3</text:span></text:p>
          </draw:text-box>
        </draw:frame>
        <draw:frame draw:style-name="gr3" draw:text-style-name="P4" draw:layer="layout" svg:width="0.972cm" svg:height="1.204cm" svg:x="13.367cm" svg:y="4.122cm">
          <draw:text-box>
            <text:p><text:span text:style-name="T4">4</text:span></text:p>
          </draw:text-box>
        </draw:frame>
        <draw:frame draw:style-name="gr3" draw:text-style-name="P4" draw:layer="layout" svg:width="0.972cm" svg:height="1.204cm" svg:x="15.467cm" svg:y="4.122cm">
          <draw:text-box>
            <text:p><text:span text:style-name="T4">5</text:span></text:p>
          </draw:text-box>
        </draw:frame>
        <draw:frame draw:style-name="gr3" draw:text-style-name="P4" draw:layer="layout" svg:width="0.972cm" svg:height="1.204cm" svg:x="17.367cm" svg:y="4.122cm">
          <draw:text-box>
            <text:p><text:span text:style-name="T4">6</text:span></text:p>
          </draw:text-box>
        </draw:frame>
        <draw:custom-shape draw:style-name="gr4" draw:text-style-name="P1" draw:layer="layout" svg:width="2.165cm" svg:height="2.165cm" svg:x="19.0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65cm" svg:height="2.165cm" svg:x="21.1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65cm" svg:height="2.165cm" svg:x="23.2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65cm" svg:height="2.165cm" svg:x="25.3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65cm" svg:height="2.165cm" svg:x="27.4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19.667cm" svg:y="4.122cm">
          <draw:text-box>
            <text:p><text:span text:style-name="T4">7</text:span></text:p>
          </draw:text-box>
        </draw:frame>
        <draw:frame draw:style-name="gr3" draw:text-style-name="P4" draw:layer="layout" svg:width="0.972cm" svg:height="1.204cm" svg:x="21.767cm" svg:y="4.122cm">
          <draw:text-box>
            <text:p><text:span text:style-name="T4">8</text:span></text:p>
          </draw:text-box>
        </draw:frame>
        <draw:frame draw:style-name="gr3" draw:text-style-name="P4" draw:layer="layout" svg:width="0.972cm" svg:height="1.204cm" svg:x="23.867cm" svg:y="4.122cm">
          <draw:text-box>
            <text:p><text:span text:style-name="T4">9</text:span></text:p>
          </draw:text-box>
        </draw:frame>
        <draw:frame draw:style-name="gr3" draw:text-style-name="P4" draw:layer="layout" svg:width="1.442cm" svg:height="1.204cm" svg:x="25.767cm" svg:y="4.122cm">
          <draw:text-box>
            <text:p><text:span text:style-name="T4">10</text:span></text:p>
          </draw:text-box>
        </draw:frame>
        <draw:frame draw:style-name="gr3" draw:text-style-name="P4" draw:layer="layout" svg:width="1.442cm" svg:height="1.204cm" svg:x="27.767cm" svg:y="4.122cm">
          <draw:text-box>
            <text:p><text:span text:style-name="T4">11</text:span></text:p>
          </draw:text-box>
        </draw:frame>
        <draw:frame draw:style-name="gr3" draw:text-style-name="P5" draw:layer="layout" svg:width="9.43cm" svg:height="1.517cm" svg:x="11.776cm" svg:y="1.475cm">
          <draw:text-box>
            <text:p><text:span text:style-name="T5">{ </text:span><text:span text:style-name="T6">1</text:span><text:span text:style-name="T5">, 5, 4, 3, 8, 10 }</text:span></text:p>
          </draw:text-box>
        </draw:frame>
        <draw:connector draw:style-name="gr5" draw:text-style-name="P1" draw:layer="layout" draw:type="curve" svg:x1="15.948cm" svg:y1="7.51cm" svg:x2="18.048cm" svg:y2="7.51cm" draw:start-shape="id1" draw:start-glue-point="2" draw:end-shape="id2" draw:end-glue-point="2" svg:d="M15948 7510c0 750 2100 750 2100 0" svg:viewBox="0 0 21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13:42.817643444</dc:date>
    <dc:creator>elucterio </dc:creator>
    <meta:editing-duration>PT1H55M9S</meta:editing-duration>
    <meta:editing-cycles>29</meta:editing-cycles>
    <meta:generator>LibreOffice/4.2.8.2$Linux_X86_64 LibreOffice_project/420m0$Build-2</meta:generator>
    <meta:document-statistic meta:object-count="26"/>
  </office:meta>
</office:document-meta>
</file>